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0.8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3.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7.91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263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8.55cm"/>
      <style:paragraph-properties style:writing-mode="lr-tb"/>
    </style:style>
    <style:style style:name="gr12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3" style:family="graphic" style:parent-style-name="standard">
      <style:graphic-properties draw:fill="solid" draw:fill-color="#069a2e" draw:textarea-horizontal-align="justify" draw:textarea-vertical-align="middle" draw:auto-grow-height="false" fo:min-height="0.668cm" fo:min-width="6.735cm"/>
      <style:paragraph-properties style:writing-mode="lr-tb"/>
    </style:style>
    <style:style style:name="gr14" style:family="graphic" style:parent-style-name="objectwithoutfill">
      <style:graphic-properties svg:stroke-color="#069a2e" draw:marker-end="Arrowheads_20_5" draw:marker-end-width="0.3cm" draw:fill="none" draw:textarea-vertical-align="middle"/>
    </style:style>
    <style:style style:name="gr15" style:family="graphic" style:parent-style-name="objectwithoutfill">
      <style:graphic-properties svg:stroke-color="#069a2e" draw:marker-end="Arrowheads_20_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0000" loext:opacity="100%"/>
    </style:style>
    <style:style style:name="P4" style:family="paragraph">
      <loext:graphic-properties draw:fill="solid" draw:fill-color="#069a2e"/>
      <style:paragraph-properties fo:text-align="center" style:writing-mode="lr-tb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8cm" svg:height="1.27cm" svg:x="0.862cm" svg:y="9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11.2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11.2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562cm" svg:y="11.2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7.962cm" svg:y="11.2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262cm" svg:y="11.2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6cm" svg:height="0.953cm" svg:x="12.562cm" svg:y="11.2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11.2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8cm" svg:height="0.953cm" svg:x="15.822cm" svg:y="11.207cm">
          <text:p text:style-name="P1">Entry 63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415cm" svg:height="1.27cm" svg:x="1cm" svg:y="6.397cm">
          <text:p text:style-name="P1">xas_split index==128 order==6 new_order==0 entry==folio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07cm" svg:y1="7.667cm" svg:x2="10.207cm" svg:y2="8.62cm">
          <text:p/>
        </draw:line>
        <draw:custom-shape draw:style-name="gr1" draw:text-style-name="P1" draw:layer="layout" svg:width="19.038cm" svg:height="1.27cm" svg:x="0.894cm" svg:y="8.62cm">
          <text:p text:style-name="P1">head shift = 12 XA_CHUNK_MASK=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9.82cm">
          <text:p text:style-name="P1">offset = (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14.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16.0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16.0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562cm" svg:y="16.0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7.962cm" svg:y="16.0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262cm" svg:y="16.0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6cm" svg:height="0.953cm" svg:x="12.562cm" svg:y="16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16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8cm" svg:height="0.953cm" svg:x="15.822cm" svg:y="16.007cm">
          <text:p text:style-name="P1">Entry 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94cm" svg:y="13.42cm">
          <text:p text:style-name="P1">node shift = 6 XA_CHUNK_MASK=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14.62cm">
          <text:p text:style-name="P1">offset = (index &gt;&gt; node-&gt;shift) &amp; XA_CHUNK_MASK = 2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635cm" svg:y1="12.212cm" svg:x2="9.89cm" svg:y2="13.3cm">
          <text:p/>
        </draw:line>
        <draw:custom-shape draw:style-name="gr9" draw:text-style-name="P1" draw:layer="layout" svg:width="4.763cm" svg:height="1.27cm" svg:x="2.992cm" svg:y="18.462cm">
          <text:p text:style-name="P1">folio 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397cm" svg:y1="16.875cm" svg:x2="6.397cm" svg:y2="18.462cm">
          <text:p/>
        </draw:line>
        <draw:custom-shape draw:style-name="gr11" draw:text-style-name="P3" draw:layer="layout" svg:width="19.05cm" svg:height="1.27cm" svg:x="0.782cm" svg:y="20.367cm">
          <text:p text:style-name="P3"><text:span text:style-name="T1">new node shift = 0 count=6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21.707cm">
          <text:p text:style-name="P1"><text:span text:style-name="T1">Entry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21.707cm">
          <text:p text:style-name="P1"><text:span text:style-name="T1">Entry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6cm" svg:height="0.953cm" svg:x="12.562cm" svg:y="21.707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21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8cm" svg:height="0.953cm" svg:x="15.822cm" svg:y="21.707cm">
          <text:p text:style-name="P3"><text:span text:style-name="T1">Entry 6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21.707cm">
          <text:p text:style-name="P1"><text:span text:style-name="T1">Entry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062cm" svg:y="21.707cm">
          <text:p text:style-name="P1"><text:span text:style-name="T1">Entry 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462cm" svg:y="21.707cm">
          <text:p text:style-name="P1"><text:span text:style-name="T1">Entry 4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7.032cm" svg:y1="17.192cm" svg:x2="9.572cm" svg:y2="20.05cm">
          <text:p/>
        </draw:line>
        <draw:custom-shape draw:style-name="gr13" draw:text-style-name="P4" draw:layer="layout" svg:width="7.235cm" svg:height="0.918cm" svg:x="10.592cm" svg:y="17.662cm">
          <text:p text:style-name="P1">node_get_marks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7.235cm" svg:height="0.918cm" svg:x="10.592cm" svg:y="18.462cm">
          <text:p text:style-name="P1">node_mark_all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7.35cm" svg:y1="17.192cm" svg:x2="10.525cm" svg:y2="17.827cm">
          <text:p/>
        </draw:line>
        <draw:line draw:style-name="gr15" draw:text-style-name="P2" draw:layer="layout" svg:x1="13.065cm" svg:y1="19.415cm" svg:x2="12.112cm" svg:y2="20.3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4-13T08:01:05.369566124</dc:date>
    <meta:editing-duration>PT45M43S</meta:editing-duration>
    <meta:editing-cycles>7</meta:editing-cycles>
    <meta:generator>LibreOffice/7.3.7.2$Linux_X86_64 LibreOffice_project/30$Build-2</meta:generator>
    <meta:document-statistic meta:object-count="41"/>
  </office:meta>
</office:document-meta>
</file>